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enlo, consolas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3db1f" officeooo:paragraph-rsid="0013db1f" style:font-size-asian="15.75pt" style:font-size-complex="18pt"/>
    </style:style>
    <style:style style:name="P2" style:family="paragraph" style:parent-style-name="Standard">
      <style:text-properties fo:font-size="18pt" officeooo:rsid="0015c9c4" officeooo:paragraph-rsid="0015c9c4" style:font-size-asian="15.75pt" style:font-size-complex="18pt"/>
    </style:style>
    <style:style style:name="P3" style:family="paragraph" style:parent-style-name="Standard">
      <style:text-properties fo:font-size="18pt" fo:font-weight="bold" officeooo:rsid="0015c9c4" officeooo:paragraph-rsid="0015c9c4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5c9c4" officeooo:paragraph-rsid="0015c9c4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17098f" officeooo:paragraph-rsid="0017098f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188836" officeooo:paragraph-rsid="00188836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rsid="00188836" officeooo:paragraph-rsid="001b0b01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1b0b01" officeooo:paragraph-rsid="001b0b01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weight="bold" officeooo:rsid="0018afa6" officeooo:paragraph-rsid="0018afa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weight="bold" officeooo:rsid="0019f411" officeooo:paragraph-rsid="0019f411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fo:font-weight="bold" officeooo:rsid="001b0b01" officeooo:paragraph-rsid="001b0b0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fo:font-weight="bold" officeooo:rsid="001bb5b8" officeooo:paragraph-rsid="001bb5b8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fo:font-weight="bold" officeooo:rsid="001c25b1" officeooo:paragraph-rsid="001c25b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fo:font-weight="bold" officeooo:rsid="001c25b1" officeooo:paragraph-rsid="001c3da1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font-weight="bold" officeooo:rsid="001c3da1" officeooo:paragraph-rsid="001c3da1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8pt" fo:font-weight="bold" officeooo:rsid="001da68a" officeooo:paragraph-rsid="001da68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fo:font-weight="bold" officeooo:rsid="001f3829" officeooo:paragraph-rsid="001f3829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font-weight="normal" officeooo:rsid="00188836" officeooo:paragraph-rsid="00188836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fo:font-weight="normal" officeooo:paragraph-rsid="00188836"/>
    </style:style>
    <style:style style:name="P20" style:family="paragraph" style:parent-style-name="Standard">
      <style:paragraph-properties fo:text-align="start" style:justify-single-word="false"/>
      <style:text-properties fo:font-size="18pt" fo:font-weight="normal" officeooo:paragraph-rsid="001da68a"/>
    </style:style>
    <style:style style:name="P21" style:family="paragraph" style:parent-style-name="Standard">
      <style:paragraph-properties fo:text-align="start" style:justify-single-word="false"/>
      <style:text-properties fo:font-size="18pt" fo:font-weight="normal" officeooo:rsid="0018afa6" officeooo:paragraph-rsid="0018afa6"/>
    </style:style>
    <style:style style:name="P22" style:family="paragraph" style:parent-style-name="Standard">
      <style:paragraph-properties fo:text-align="start" style:justify-single-word="false"/>
      <style:text-properties fo:font-size="18pt" fo:font-weight="normal" officeooo:rsid="001b0b01" officeooo:paragraph-rsid="001b0b0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8pt" fo:font-weight="normal" officeooo:rsid="001bb5b8" officeooo:paragraph-rsid="001bb5b8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8pt" fo:font-weight="normal" officeooo:rsid="001da68a" officeooo:paragraph-rsid="001da68a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8pt" fo:font-weight="normal" officeooo:rsid="001f3829" officeooo:paragraph-rsid="001f3829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8pt" fo:font-weight="normal" officeooo:rsid="001da68a" officeooo:paragraph-rsid="001da68a"/>
    </style:style>
    <style:style style:name="P27" style:family="paragraph" style:parent-style-name="Standard">
      <style:paragraph-properties fo:text-align="start" style:justify-single-word="false"/>
      <style:text-properties fo:font-size="18pt" fo:font-weight="normal" officeooo:rsid="001f3829" officeooo:paragraph-rsid="001f382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c9c4" style:font-weight-asian="bold" style:font-weight-complex="bold"/>
    </style:style>
    <style:style style:name="T3" style:family="text">
      <style:text-properties fo:font-weight="bold" officeooo:rsid="001c25b1" style:font-weight-asian="bold" style:font-weight-complex="bold"/>
    </style:style>
    <style:style style:name="T4" style:family="text">
      <style:text-properties fo:font-weight="bold" style:font-size-asian="15.75pt" style:font-weight-asian="bold" style:font-size-complex="18pt" style:font-weight-complex="bold"/>
    </style:style>
    <style:style style:name="T5" style:family="text">
      <style:text-properties fo:font-weight="bold" officeooo:rsid="0018afa6" style:font-size-asian="15.75pt" style:font-weight-asian="bold" style:font-size-complex="18pt" style:font-weight-complex="bold"/>
    </style:style>
    <style:style style:name="T6" style:family="text">
      <style:text-properties fo:font-weight="bold" officeooo:rsid="001da68a" style:font-size-asian="15.75pt" style:font-weight-asian="bold" style:font-size-complex="18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size-asian="15.75pt" style:font-weight-asian="normal" style:font-size-complex="18pt" style:font-weight-complex="normal"/>
    </style:style>
    <style:style style:name="T9" style:family="text">
      <style:text-properties fo:font-weight="normal" officeooo:rsid="001b0b01" style:font-size-asian="15.75pt" style:font-weight-asian="normal" style:font-size-complex="18pt" style:font-weight-complex="normal"/>
    </style:style>
    <style:style style:name="T10" style:family="text">
      <style:text-properties fo:font-weight="normal" officeooo:rsid="001c3da1" style:font-size-asian="15.75pt" style:font-weight-asian="normal" style:font-size-complex="18pt" style:font-weight-complex="normal"/>
    </style:style>
    <style:style style:name="T11" style:family="text">
      <style:text-properties fo:font-weight="normal" officeooo:rsid="001da68a" style:font-size-asian="15.75pt" style:font-weight-asian="normal" style:font-size-complex="18pt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size-asian="15.75pt" style:font-weight-asian="normal" style:font-size-complex="18pt" style:font-weight-complex="normal"/>
    </style:style>
    <style:style style:name="T14" style:family="text">
      <style:text-properties officeooo:rsid="00188836" style:font-size-asian="15.75pt" style:font-weight-asian="normal" style:font-size-complex="18pt" style:font-weight-complex="normal"/>
    </style:style>
    <style:style style:name="T15" style:family="text">
      <style:text-properties officeooo:rsid="0018afa6" style:font-size-asian="15.75pt" style:font-weight-asian="normal" style:font-size-complex="18pt" style:font-weight-complex="normal"/>
    </style:style>
    <style:style style:name="T16" style:family="text">
      <style:text-properties officeooo:rsid="001da68a" style:font-size-asian="15.75pt" style:font-weight-asian="normal" style:font-size-complex="18pt" style:font-weight-complex="normal"/>
    </style:style>
    <style:style style:name="T17" style:family="text">
      <style:text-properties style:font-size-asian="15.75pt" style:font-size-complex="18pt"/>
    </style:style>
    <style:style style:name="T18" style:family="text">
      <style:text-properties officeooo:rsid="0018afa6" style:font-size-asian="15.75pt" style:font-size-complex="18pt"/>
    </style:style>
    <style:style style:name="T19" style:family="text">
      <style:text-properties officeooo:rsid="001b0b01" style:font-size-asian="15.75pt" style:font-size-complex="18pt"/>
    </style:style>
    <style:style style:name="T20" style:family="text">
      <style:text-properties officeooo:rsid="001c3da1" style:font-size-asian="15.75pt" style:font-size-complex="18pt"/>
    </style:style>
    <style:style style:name="T21" style:family="text">
      <style:text-properties officeooo:rsid="001da68a" style:font-size-asian="15.75pt" style:font-size-complex="18pt"/>
    </style:style>
    <style:style style:name="T22" style:family="text">
      <style:text-properties officeooo:rsid="001b0b01"/>
    </style:style>
    <style:style style:name="T23" style:family="text">
      <style:text-properties officeooo:rsid="001bb5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span text:style-name="T1">Aprendendo </text:span><text:span text:style-name="T2">R</text:span><text:span text:style-name="T1">eact – </text:span><text:span text:style-name="T3">React Router Dom</text:span></text:p>
      <text:p text:style-name="P1"><text:span text:style-name="T1"/></text:p>
      <text:p text:style-name="P2"><text:span text:style-name="T1">React-router-dom: </text:span><text:span text:style-name="T7">O React-router-dom é uma extensão do react para manipulação de rotas. Ela nos permite altera de uma rota para</text:span></text:p>
      <text:p text:style-name="P2"><text:span text:style-name="T7">outra sem a fazer o reload da página.</text:span></text:p>
      <text:p text:style-name="P2"><text:span text:style-name="T7"/></text:p>
      <text:p text:style-name="P3">Principais coisas do React-router-dom: </text:p>
      <text:p text:style-name="P3">BrowserRouter: <text:span text:style-name="T7">Ele é simplesmente um dos principais responsáveis na criação de rotas do react, ele será o “componente” que vai envolver o </text:span>Router <text:span text:style-name="T7">e que por sua vez irá envolver o </text:span>Route.</text:p>
      <text:p text:style-name="P3"/>
      <text:p text:style-name="P3">Router: <text:span text:style-name="T7">Ele vai ser envolvido pelo </text:span>BrowserRouter <text:span text:style-name="T7">e dentro dele será definidos as rotas da aplicação, através do </text:span>Route<text:span text:style-name="T7">.</text:span></text:p>
      <text:p text:style-name="P3"><text:span text:style-name="T7"/></text:p>
      <text:p text:style-name="P4">Route: <text:span text:style-name="T7">Ele será de fato a rota da aplicação, ele receberá dois argumentos, sendo eles: </text:span>Path <text:span text:style-name="T7">e </text:span>Element<text:span text:style-name="T7">. O</text:span> Path <text:span text:style-name="T7">será <text:s/>a </text:span>URL<text:span text:style-name="T7"> da rota e o </text:span>Element<text:span text:style-name="T7"> será o página que será renderizada quando aquela </text:span>URL<text:span text:style-name="T7"> for acessada.</text:span></text:p>
      <text:p text:style-name="P4"><text:span text:style-name="T7"/></text:p>
      <text:p text:style-name="P4">Como fica a estrutura do BrowserRouter então?</text:p>
      <text:p text:style-name="P4"/>
      <text:p text:style-name="P4">&lt;BrowserRouter&gt; </text:p>
      <text:p text:style-name="P4"><text:tab/>&lt;Router&gt;</text:p>
      <text:p text:style-name="P4"><text:tab/><text:tab/>&lt;Route path=’/sobre’ element={&lt;Sobre /&gt;} &gt;</text:p>
      <text:p text:style-name="P4"><text:tab/>&lt;/ Router&gt;</text:p>
      <text:p text:style-name="P4">&lt;/ BrowserRouter&gt;</text:p>
      <text:p text:style-name="P4"/>
      <text:p text:style-name="P5">Observações: </text:p>
      <text:p text:style-name="P5">1. <text:span text:style-name="T7">Para se utilizar o “</text:span>Element<text:span text:style-name="T7">” precisamos criar uma pasta dentro de </text:span>SRC <text:span text:style-name="T7">com o nome de </text:span>Pages, <text:span text:style-name="T7">Dentro de </text:span>Pages<text:span text:style-name="T7"> devemos criar as página que serão renderizadas em cada </text:span>route.</text:p>
      <text:p text:style-name="P5"><text:tab/></text:p>
      <text:p text:style-name="P5"><text:tab/>Exemplo: <text:span text:style-name="T7">Dentro de </text:span>Pages<text:span text:style-name="T7"> temos que criar um arquivo <text:tab/>chamado de </text:span>Sobre.js<text:span text:style-name="T7"> para podemos renderizar a página</text:span></text:p>
      <text:p text:style-name="P5"><text:span text:style-name="T7"><text:tab/></text:span>&lt;Sobre /&gt;<text:span text:style-name="T7"> quando a </text:span>URL<text:span text:style-name="T12"> /sobre</text:span><text:span text:style-name="T7"> for acessada. </text:span></text:p>
      <text:p text:style-name="P5"><text:soft-page-break/>2. <text:span text:style-name="T7">Devemos importar a página que será utilizada dentro da </text:span>Route<text:span text:style-name="T7">, ela será importada no mesmo arquivo onde será usada. Geralmente as rotas são definidas no arquivo </text:span>App.js</text:p>
      <text:p text:style-name="P5"/>
      <text:p text:style-name="P5">3. <text:span text:style-name="T7">As páginas são praticamente </text:span>componentes<text:span text:style-name="T7">, para ser mais especifico, as páginas são </text:span>componentes<text:span text:style-name="T7"> que serão acionados quando for chamado uma </text:span>URL<text:span text:style-name="T7"> especifica.</text:span></text:p>
      <text:p text:style-name="P5"><text:span text:style-name="T7"/></text:p>
      <text:p text:style-name="P5">Criando rotas dinâmicas:</text:p>
      <text:p text:style-name="P6">Rota dinâmica: <text:span text:style-name="T7">Uma rota dinâmica é praticamente uma rota comum, porém, ela pode receber </text:span>parâmetro<text:span text:style-name="T7"> via </text:span>URL<text:span text:style-name="T7"> e esses parâmetros podem ser utilizados para exibir coisas especificas, como por exemplo, renderizar uma coisa na página se o parâmetro for 1 ou renderizar outra coisa se o parâmetro for 2.</text:span></text:p>
      <text:p text:style-name="P6"><text:span text:style-name="T7"/></text:p>
      <text:p text:style-name="P6">Criando uma rota dinâmica:</text:p>
      <text:p text:style-name="P6">1. <text:span text:style-name="T7">Devemos ir no local onde definimos a rota e criamos uma nova rota, a criação é praticamente igual a uma rota normal, exceto por um </text:span>:NameOfParams<text:span text:style-name="T7"> que adicionamos no final da rota:</text:span></text:p>
      <text:p text:style-name="P6"><text:span text:style-name="T7"/></text:p>
      <text:p text:style-name="P6"><text:span text:style-name="T7"><text:tab/></text:span>Exemplo: <text:span text:style-name="T7">Aqui temos uma rota comum que renderiza uma</text:span></text:p>
      <text:p text:style-name="P6"><text:span text:style-name="T7"><text:tab/>página chamada numero quando a URL é acessada, agora </text:span></text:p>
      <text:p text:style-name="P6"><text:span text:style-name="T7"><text:tab/>vamos transformá-la em uma rota dinâmica:</text:span></text:p>
      <text:p text:style-name="P6"><text:span text:style-name="T7"/></text:p>
      <text:p text:style-name="P6"><text:span text:style-name="T7"><text:tab/></text:span>&lt;Route path=’/numero’ element={&lt;Numero /&gt;} /&gt;</text:p>
      <text:p text:style-name="P6"/>
      <text:p text:style-name="P6"><text:tab/>Rota numero dinâmica: <text:span text:style-name="T7">Para essa rota ficar dinâmica vou <text:tab/>adicionar no final do path dela um </text:span>/:num <text:span text:style-name="T7">e ela se tornará <text:tab/>dinâmica:</text:span></text:p>
      <text:p text:style-name="P6"><text:tab/></text:p>
      <text:p text:style-name="P6"><text:tab/>&lt;Route path=’/numero/:num’ element={&lt;Numero /&gt;} /&gt;</text:p>
      <text:p text:style-name="P6"/>
      <text:p text:style-name="P6">Certo, mas o que ganhamos com isso?</text:p>
      <text:p text:style-name="P6"><text:span text:style-name="T7">Agora podemos acessar esse parâmetro que foi mandado via URL e exibir algo de acordo com o número:</text:span></text:p>
      <text:p text:style-name="P6"><text:soft-page-break/><text:span text:style-name="T7">Por exemplo, podemos acessar a seguinte </text:span>URL<text:span text:style-name="T7"> e enviar um número dessa forma: </text:span>http//:localhost:3000/numero/21</text:p>
      <text:p text:style-name="P6"/>
      <text:p text:style-name="P18">Agora na página número, podemos ter acesso a esse número que foi enviado via URL e com isso fazer uma renderização dinâmica:</text:p>
      <text:p text:style-name="P18"/>
      <text:p text:style-name="P6">Como acessar esse número passado pela URL?</text:p>
      <text:p text:style-name="P6"/>
      <text:p text:style-name="P19"><text:span text:style-name="T14">Para acessá-lo, precisaremos import</text:span><text:span text:style-name="T15">ar do react-router-dom um hook chamado </text:span><text:span text:style-name="T5">useParams </text:span><text:span text:style-name="T15">e com ele vamos poder pegar o parâmetro que foi enviado via </text:span><text:span text:style-name="T5">URL</text:span><text:span text:style-name="T15">:</text:span></text:p>
      <text:p text:style-name="P19"><text:span text:style-name="T15"/></text:p>
      <text:p text:style-name="P9"><text:span text:style-name="T18">i</text:span><text:span text:style-name="T17">mport {useParams} from ‘react-router-dom’</text:span></text:p>
      <text:p text:style-name="P19"><text:span text:style-name="T15"/></text:p>
      <text:p text:style-name="P21"><text:span text:style-name="T13">Dessa forma, podemos recuperar o valor recebido pela </text:span><text:span text:style-name="T4">URL</text:span><text:span text:style-name="T13"> e usá-lo da forma que quisermos:</text:span></text:p>
      <text:p text:style-name="P21"><text:span text:style-name="T13"/></text:p>
      <text:p text:style-name="P9"><text:span text:style-name="T17">const {num} = useParams();</text:span></text:p>
      <text:p text:style-name="P9"><text:span text:style-name="T17"/></text:p>
      <text:p text:style-name="P10"><text:span text:style-name="T17">Observação: </text:span><text:span text:style-name="T8">Esse processo de recuperação de parâmetro da </text:span><text:span text:style-name="T17">URL</text:span><text:span text:style-name="T8"> deve ser feito na página em que o parâmetro foi enviado, no caso desse exemplo, página </text:span><text:span text:style-name="T17">Numero.js</text:span><text:span text:style-name="T8"> </text:span><text:span text:style-name="T9">que deve ser criada dentro da pasta </text:span><text:span text:style-name="T19">Pages</text:span><text:span text:style-name="T9">.</text:span></text:p>
      <text:p text:style-name="P10"><text:span text:style-name="T9"/></text:p>
      <text:p text:style-name="P11"><text:span text:style-name="T17">Aprendendo Nested Routes: </text:span><text:span text:style-name="T8">Nested Routes é basicamente uma página após a </text:span><text:span text:style-name="T17">rota dinâmica</text:span><text:span text:style-name="T8">, como assim?</text:span></text:p>
      <text:p text:style-name="P11"><text:span text:style-name="T8"/></text:p>
      <text:p text:style-name="P11"><text:span text:style-name="T8">Aproveitando o </text:span><text:span text:style-name="T17">exemplo anterior</text:span><text:span text:style-name="T8">, temos uma rota </text:span><text:span text:style-name="T17">/numero</text:span><text:span text:style-name="T8"> onde enviamos um número forma </text:span><text:span text:style-name="T17">dinâmica</text:span><text:span text:style-name="T8">, mas e se quisermos ter outra página dentro de </text:span><text:span text:style-name="T17">/numero</text:span><text:span text:style-name="T8"> para exibir outra informação? E para isso que existe o </text:span><text:span text:style-name="T17">Nested Routes</text:span><text:span text:style-name="T8">.</text:span></text:p>
      <text:p text:style-name="P11"><text:span text:style-name="T8"/></text:p>
      <text:p text:style-name="P11"><text:span text:style-name="T17">Exemplo: </text:span><text:span text:style-name="T8">Vamos supor que dentro da pagina Numero eu quero uma página chamada info, que exibe uma determina informação sobre o número, por exemplo se o número é PAR ou IMPAR:</text:span></text:p>
      <text:p text:style-name="P11"><text:soft-page-break/><text:span text:style-name="T8">Aqui temos a rota de número padrão: Agora vamos criar uma rota Nested Routes:</text:span></text:p>
      <text:p text:style-name="P11"><text:span text:style-name="T8"/></text:p>
      <text:p text:style-name="P7">&lt;Route path=’/numero/:num’ element={&lt;Numero /&gt;} /&gt;</text:p>
      <text:p text:style-name="P7"><text:span text:style-name="T17"/></text:p>
      <text:p text:style-name="P8">Nested Routes: <text:span text:style-name="T7">Basta duplicar a rota que é dinâmica, no caso a rota </text:span>/numero<text:span text:style-name="T7"> e no final dela, onde fica o </text:span>:id<text:span text:style-name="T7"> adicionamos o </text:span>/info<text:span text:style-name="T7">, ficando assim a rota </text:span>nested<text:span text:style-name="T7">: </text:span></text:p>
      <text:p text:style-name="P8"><text:span text:style-name="T7"/></text:p>
      <text:p text:style-name="P7">&lt;Route path=’/numero/:num/<text:span text:style-name="T22">info</text:span>’ element={&lt;<text:span text:style-name="T23">Info</text:span> /&gt;} /&gt;</text:p>
      <text:p text:style-name="P7"/>
      <text:p text:style-name="P22"><text:span text:style-name="T17">Agora temos uma rota dentro da página /numero que podemos adicionar mais informações sobre o numero. A URL ficará dessa forma: </text:span><text:a xlink:type="simple" xlink:href="http://localhost:3000/numero/21/info" text:style-name="Internet_20_link" text:visited-style-name="Visited_20_Internet_20_Link"><text:span text:style-name="T4">http://localhost:3000/numero/21/info</text:span></text:a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3"><text:span text:style-name="T4">Observação: </text:span><text:span text:style-name="T17">Não podemos esquecer de criar a página chamada </text:span><text:span text:style-name="T4">Info.js</text:span><text:span text:style-name="T17">, que será responsável por renderizar a informações adicionais do número e importá-la no local onde definimos a rota.</text:span></text:p>
      <text:p text:style-name="P23"><text:span text:style-name="T17"/></text:p>
      <text:p text:style-name="P23"><text:span text:style-name="T17"/></text:p>
      <text:p text:style-name="P13"><text:span text:style-name="T17">Criando rota de search: </text:span><text:span text:style-name="T8">Uma rota de search é uma rota de pesquisa, geralmente são usadas atrelada a um formulário, onde ao digitar algo no formulário e pesquisar, a rota vai exibir alguns itens ou informações de acordo com o que foi pesquisado:</text:span></text:p>
      <text:p text:style-name="P13"><text:span text:style-name="T8"/></text:p>
      <text:p text:style-name="P13"><text:span text:style-name="T17">Como criar uma rota de search? </text:span></text:p>
      <text:p text:style-name="P13"><text:span text:style-name="T8">É praticamente uma rota dinâmica, porém com algumas particularidades: </text:span></text:p>
      <text:p text:style-name="P13"><text:span text:style-name="T8"/></text:p>
      <text:p text:style-name="P13"><text:span text:style-name="T8">Criamos uma e definimos o elemento que será renderizado quando essa rota for acessada: </text:span></text:p>
      <text:p text:style-name="P13"><text:span text:style-name="T8"/></text:p>
      <text:p text:style-name="P13"><text:span text:style-name="T17">&lt;Route path=’/search’ element={&lt;Search /&gt;} /&gt;</text:span></text:p>
      <text:p text:style-name="P13"><text:soft-page-break/><text:span text:style-name="T17">Como podemos atrelar a rota criada a um formulário?</text:span></text:p>
      <text:p text:style-name="P13"><text:span text:style-name="T17">1. </text:span><text:span text:style-name="T8">Criamos um formulário </text:span><text:span text:style-name="T10">e atrelamos ao clique do botão de pesquisar uma função chamada </text:span><text:span text:style-name="T20">handleSubmit</text:span><text:span text:style-name="T10">.</text:span></text:p>
      <text:p text:style-name="P13"><text:span text:style-name="T8"/></text:p>
      <text:p text:style-name="P15"><text:span text:style-name="T17">2.</text:span><text:span text:style-name="T8"> Devemos criar um </text:span><text:span text:style-name="T17">useState</text:span><text:span text:style-name="T8"> que vai armazenar o que foi digitado pelo usuário e chama ló de </text:span><text:span text:style-name="T17">query</text:span><text:span text:style-name="T8">.</text:span></text:p>
      <text:p text:style-name="P15"><text:span text:style-name="T8"/></text:p>
      <text:p text:style-name="P15"><text:span text:style-name="T8">3. Dentro da função </text:span><text:span text:style-name="T17">handleSubmit</text:span><text:span text:style-name="T8">, devemos prevenir o reload ao clicar no botão de pesquisar.</text:span></text:p>
      <text:p text:style-name="P15"><text:span text:style-name="T8"/></text:p>
      <text:p text:style-name="P15"><text:span text:style-name="T8">4. Para </text:span><text:span text:style-name="T17">navegar</text:span><text:span text:style-name="T8"> até a página onde vai exibir os resultados da busca vamos precisar usar o </text:span><text:span text:style-name="T17">hook</text:span><text:span text:style-name="T8"> ‘</text:span><text:span text:style-name="T17">navigate</text:span><text:span text:style-name="T8">’, </text:span><text:span text:style-name="T11">ele será importado do </text:span><text:span text:style-name="T21">react-router-dom</text:span><text:span text:style-name="T11">.</text:span></text:p>
      <text:p text:style-name="P15"><text:span text:style-name="T8"/></text:p>
      <text:p text:style-name="P16"><text:span text:style-name="T17">O código ficará assim:</text:span><text:span text:style-name="T8"> </text:span></text:p>
      <text:p text:style-name="P16"><text:span text:style-name="T8"/></text:p>
      <text:p text:style-name="P15"><text:span text:style-name="T17">const [query, setQuery] = useState();</text:span></text:p>
      <text:p text:style-name="P15"><text:span text:style-name="T17"/></text:p>
      <text:p text:style-name="P16"><text:span text:style-name="T17">const handleSubmit = (event) =&gt; {</text:span></text:p>
      <text:p text:style-name="P16"><text:span text:style-name="T17"><text:tab/>event.preventDefault()</text:span></text:p>
      <text:p text:style-name="P16"><text:span text:style-name="T17"/></text:p>
      <text:p text:style-name="P16"><text:span text:style-name="T17"><text:tab/>navigate(“/search?q=” + query);</text:span></text:p>
      <text:p text:style-name="P16"><text:span text:style-name="T17">}</text:span></text:p>
      <text:p text:style-name="P13"><text:span text:style-name="T17"/></text:p>
      <text:p text:style-name="P13"><text:span text:style-name="T17">&lt;form&gt;</text:span></text:p>
      <text:p text:style-name="P14"><text:span text:style-name="T17"><text:tab/>&lt;input type=”text”</text:span></text:p>
      <text:p text:style-name="P14"><text:span text:style-name="T17"><text:tab/> <text:tab/></text:span><text:span text:style-name="T20">onChange={({target}) =&gt; setQuery(target.vlaue)}</text:span></text:p>
      <text:p text:style-name="P14"><text:span text:style-name="T20"><text:tab/></text:span><text:span text:style-name="T17">/&gt;</text:span></text:p>
      <text:p text:style-name="P14"><text:span text:style-name="T17"><text:tab/></text:span><text:span text:style-name="T20">&lt;button type=”submit”</text:span></text:p>
      <text:p text:style-name="P14"><text:span text:style-name="T20"><text:tab/><text:tab/>onClick={handleSubmit}</text:span></text:p>
      <text:p text:style-name="P14"><text:span text:style-name="T20"><text:tab/>&gt;Pesquisar&lt;/button&gt;</text:span></text:p>
      <text:p text:style-name="P13"><text:span text:style-name="T17">&lt;/form&gt;</text:span></text:p>
      <text:p text:style-name="P12"><text:span text:style-name="T17"/></text:p>
      <text:p text:style-name="P11"><text:span text:style-name="T8"/></text:p>
      <text:p text:style-name="P16"><text:span text:style-name="T17">Como fica a URL ao usuário pesquisar algo?</text:span></text:p>
      <text:p text:style-name="P16"><text:soft-page-break/><text:span text:style-name="T8">Com isso, já obtemos na </text:span><text:span text:style-name="T17">URL</text:span><text:span text:style-name="T8"> o termo digitado pelo usuário, por exemplo:</text:span></text:p>
      <text:p text:style-name="P16"><text:span text:style-name="T8"/></text:p>
      <text:p text:style-name="P16"><text:span text:style-name="T8">O usuário digita </text:span><text:span text:style-name="T17">camisa</text:span><text:span text:style-name="T8"> e clica em pesquisar, a </text:span><text:span text:style-name="T17">URL</text:span><text:span text:style-name="T8">, a renderização da página </text:span><text:span text:style-name="T17">Search</text:span><text:span text:style-name="T8"> irá acontecer, pelo fato da </text:span><text:span text:style-name="T17">URL</text:span><text:span text:style-name="T8"> está sendo acessada e ficará dessa forma: </text:span></text:p>
      <text:p text:style-name="P16"><text:span text:style-name="T8"/></text:p>
      <text:p text:style-name="P16"><text:a xlink:type="simple" xlink:href="http://localhost:3000/search?q=camisa" text:style-name="Internet_20_link" text:visited-style-name="Visited_20_Internet_20_Link"><text:span text:style-name="T17">http://localhost:3000/search?q=camisa</text:span></text:a></text:p>
      <text:p text:style-name="P16"><text:span text:style-name="T17"/></text:p>
      <text:p text:style-name="P16"><text:span text:style-name="T17">Como podemos acessar esse termo digitado pelo usuário na página Search?</text:span></text:p>
      <text:p text:style-name="P16"><text:span text:style-name="T17"/></text:p>
      <text:p text:style-name="P20"><text:span text:style-name="T16">Agora podemos utilizar um </text:span><text:span text:style-name="T6">hook</text:span><text:span text:style-name="T16"> chamado </text:span><text:span text:style-name="T6">useSearchParams </text:span><text:span text:style-name="T16">do react-router-dom para pegar o termo digitado pelo usuário e fazer uma </text:span><text:span text:style-name="T6">renderização dinâmica</text:span><text:span text:style-name="T16"> de acordo com o termo digitado:</text:span></text:p>
      <text:p text:style-name="P20"><text:span text:style-name="T16"/></text:p>
      <text:p text:style-name="P26"><text:span text:style-name="T13">Com isso aqui já objetos o termo digitado pelo usuário, no caso do exemplo “</text:span><text:span text:style-name="T4">camisa</text:span><text:span text:style-name="T13">”:</text:span></text:p>
      <text:p text:style-name="P26"><text:span text:style-name="T13"/></text:p>
      <text:p text:style-name="P26"><text:span text:style-name="T13">const [searchParams] = useSearchParams();</text:span></text:p>
      <text:p text:style-name="P26"><text:span text:style-name="T13"/></text:p>
      <text:p text:style-name="P26"><text:span text:style-name="T13">Agora podemos utilizar a variável </text:span><text:span text:style-name="T4">searchParams</text:span><text:span text:style-name="T13"> para renderizar algo da forma que quisermos.</text:span></text:p>
      <text:p text:style-name="P26"><text:span text:style-name="T13"/></text:p>
      <text:p text:style-name="P26"><text:span text:style-name="T13"/></text:p>
      <text:p text:style-name="P27"><text:span text:style-name="T4">Página não encontrada</text:span><text:span text:style-name="T13">: É utilizada para informar ao usuário que a página que ele tentou acessar não existe.</text:span></text:p>
      <text:p text:style-name="P27"><text:span text:style-name="T13"/></text:p>
      <text:p text:style-name="P17"><text:span text:style-name="T17">Como criar uma página de não encontrado?</text:span></text:p>
      <text:p text:style-name="P17"><text:span text:style-name="T17"/></text:p>
      <text:p text:style-name="P27"><text:span text:style-name="T16">P</text:span><text:span text:style-name="T13">recisaremos criar uma rota, que será uma rota que vai renderizar para o usuário uma página de error 404 “Não encontrado” quando o usuário digita uma URL inválida:</text:span></text:p>
      <text:p text:style-name="P27"><text:span text:style-name="T13"/></text:p>
      <text:p text:style-name="P27"><text:soft-page-break/><text:span text:style-name="T13">Primeiro vamos precisar ir onde definimos as rotas da aplicação e criar uma rota nova:</text:span></text:p>
      <text:p text:style-name="P27"><text:span text:style-name="T13"/></text:p>
      <text:p text:style-name="P27"><text:span text:style-name="T13">Usaremos o </text:span><text:span text:style-name="T4">path</text:span><text:span text:style-name="T13"> * para informar que queremos renderizar esse elemento para todas rotas que não foram definidas anteriormente.</text:span></text:p>
      <text:p text:style-name="P27"><text:span text:style-name="T13"/></text:p>
      <text:p text:style-name="P17"><text:span text:style-name="T17">&lt;Route path=”*” element={&lt;Error404 /&gt;} /&gt;</text:span></text:p>
      <text:p text:style-name="P17"><text:span text:style-name="T17"/></text:p>
      <text:p text:style-name="P25"><text:span text:style-name="T17">Agora vamos criar uma página em </text:span><text:span text:style-name="T4">Pages</text:span><text:span text:style-name="T17">, com o nome </text:span><text:span text:style-name="T4">Error404</text:span><text:span text:style-name="T17"> e </text:span><text:span text:style-name="T4">importa</text:span><text:span text:style-name="T17"> lá o arquivo onde </text:span><text:span text:style-name="T4">definimos</text:span><text:span text:style-name="T17"> a rota.</text:span></text:p>
      <text:p text:style-name="P25"><text:span text:style-name="T17"/></text:p>
      <text:p text:style-name="P17"><text:span text:style-name="T17">E assim, nossa rota de error foi criada com sucesso!</text:span></text:p>
      <text:p text:style-name="P27"><text:span text:style-name="T13"/></text:p>
      <text:p text:style-name="P20"><text:span text:style-name="T16"/></text:p>
      <text:p text:style-name="P24"><text:span text:style-name="T17"/></text:p>
      <text:p text:style-name="P16"><text:span text:style-name="T8"/></text:p>
      <text:p text:style-name="P6"><text:span text:style-name="T7"><text:tab/></text:span></text:p>
      <text:p text:style-name="P6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enlo, consolas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4:49:04.881122256</meta:creation-date>
    <dc:date>2023-01-11T17:16:36.843658503</dc:date>
    <meta:editing-duration>PT9M11S</meta:editing-duration>
    <meta:editing-cycles>1</meta:editing-cycles>
    <meta:document-statistic meta:table-count="0" meta:image-count="0" meta:object-count="0" meta:page-count="7" meta:paragraph-count="93" meta:word-count="1166" meta:character-count="7300" meta:non-whitespace-character-count="6178"/>
    <meta:generator>LibreOffice/7.3.7.2$Linux_X86_64 LibreOffice_project/30$Build-2</meta:generator>
  </office:meta>
</office:document-meta>
</file>